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nmcli Profiles at Scale</text:p>
          </draw:text-box>
        </draw:frame>
        <draw:frame draw:style-name="TransBox" svg:width="31.8700cm" svg:height="3.5000cm" svg:x="1.0000cm" svg:y="8.8000cm">
          <draw:text-box>
            <text:p text:style-name="PBody">At RHCA level, you need to understand NetworkManager's connection model deeply enough to manage it at scale — via Ansible, templates, or automation. Resource: Notes NetworkManager keyfile format: Connection file forma…</text:p>
          </draw:text-box>
        </draw:frame>
        <draw:frame draw:style-name="TransBox" svg:width="31.8700cm" svg:height="0.7000cm" svg:x="1.0000cm" svg:y="17.8000cm">
          <draw:text-box>
            <text:p text:style-name="PFooter">05-rhca/networking/nmcli-profile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nnection profile deep-dive</text:p>
            <text:p text:style-name="PBullet">▶  All important nmcli properties</text:p>
            <text:p text:style-name="PBullet">▶  Multiple IP addresses on one interface</text:p>
            <text:p text:style-name="PBullet">▶  Multiple routes (policy routing intro)</text:p>
            <text:p text:style-name="PBullet">▶  Create profiles via nmcli batch (scripting)</text:p>
            <text:p text:style-name="PBullet">▶  Manage profiles with Ansible (RHEL System Roles)</text:p>
            <text:p text:style-name="PBullet">▶  Reload profiles after manual keyfile edi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nection profile deep-dive</text:p>
          </draw:text-box>
        </draw:frame>
        <draw:frame draw:style-name="TransBox" svg:width="15.7350cm" svg:height="13.5500cm" svg:x="1.0000cm" svg:y="4.0000cm">
          <draw:text-box>
            <text:p text:style-name="PBullet">• A connection profile is a configuration file in</text:p>
            <text:p text:style-name="PBullet">• /etc/NetworkManager/system-connections/. Modern RHEL 10 uses keyfile format.</text:p>
          </draw:text-box>
        </draw:frame>
        <draw:frame draw:style-name="CodeBox" svg:width="15.7350cm" svg:height="13.5500cm" svg:x="17.1350cm" svg:y="4.0000cm">
          <draw:text-box>
            <text:p text:style-name="PCode"># List all connection files
sudo ls -la /etc/NetworkManager/system-connections/

# View a profile
sudo cat "/etc/NetworkManager/system-connections/Wired connection 1.nmconnection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ll important nmcli properties</text:p>
          </draw:text-box>
        </draw:frame>
        <draw:frame draw:style-name="CodeBox" svg:width="31.8700cm" svg:height="13.5500cm" svg:x="1.0000cm" svg:y="4.0000cm">
          <draw:text-box>
            <text:p text:style-name="PCode"># Full list of properties for a connection
nmcli connection show "Wired connection 1"

# Specific property
nmcli -f ipv4.addresses connection show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IP addresses on one interface</text:p>
          </draw:text-box>
        </draw:frame>
        <draw:frame draw:style-name="TransBox" svg:width="15.7350cm" svg:height="13.5500cm" svg:x="1.0000cm" svg:y="4.0000cm">
          <draw:text-box>
            <text:p text:style-name="PBullet">• Or add one at a time:</text:p>
          </draw:text-box>
        </draw:frame>
        <draw:frame draw:style-name="CodeBox" svg:width="15.7350cm" svg:height="13.5500cm" svg:x="17.1350cm" svg:y="4.0000cm">
          <draw:text-box>
            <text:p text:style-name="PCode">sudo nmcli connection modify "eth-static" \
  ipv4.addresses "192.168.1.100/24,192.168.1.101/24,192.168.1.102/24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IP addresses on one interface (cont.)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eth-static" +ipv4.addresses "192.168.1.103/24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routes (policy routing intro)</text:p>
          </draw:text-box>
        </draw:frame>
        <draw:frame draw:style-name="CodeBox" svg:width="31.8700cm" svg:height="13.5500cm" svg:x="1.0000cm" svg:y="4.0000cm">
          <draw:text-box>
            <text:p text:style-name="PCode"># Add a static route via a specific gateway
sudo nmcli connection modify "eth-static" \
  +ipv4.routes "10.10.0.0/16 192.168.1.254"

# Remove a route
sudo nmcli connection modify "eth-static" \
  -ipv4.routes "10.10.0.0/16 192.168.1.254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profiles via nmcli batch (scripting)</text:p>
          </draw:text-box>
        </draw:frame>
        <draw:frame draw:style-name="CodeBox" svg:width="31.8700cm" svg:height="13.5500cm" svg:x="1.0000cm" svg:y="4.0000cm">
          <draw:text-box>
            <text:p text:style-name="PCode">#!/usr/bin/env bash
set -euo pipefail

CONNECTION_NAME="server-eth0"
INTERFACE="ens3"
IP="192.168.1.100/24"
GW="192.168.1.1"
DNS="192.168.1.53"

# Delete existing (idempotent)
nmcli connection delete "${CONNECTION_NAME}" 2&gt;/dev/null || true

# Create new
nmcli connection add \
… (1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age profiles with Ansible (RHEL System Roles)</text:p>
          </draw:text-box>
        </draw:frame>
        <draw:frame draw:style-name="CodeBox" svg:width="31.8700cm" svg:height="13.5500cm" svg:x="1.0000cm" svg:y="4.0000cm">
          <draw:text-box>
            <text:p text:style-name="PCode">sudo dnf install -y rhel-system-rol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age profiles with Ansible (RHEL System Roles)</text:p>
          </draw:text-box>
        </draw:frame>
        <draw:frame draw:style-name="CodeBox" svg:width="31.8700cm" svg:height="13.5500cm" svg:x="1.0000cm" svg:y="4.0000cm">
          <draw:text-box>
            <text:p text:style-name="PCode">---
- name: Configure network
  hosts: all
  become: true
  vars:
    network_connections:
      - name: eth-static
        type: ethernet
        interface_name: ens3
        state: up
        autoconnect: true
        ip:
          address:
            - 192.168.1.100/24
… (9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load profiles after manual keyfile edits</text:p>
          </draw:text-box>
        </draw:frame>
        <draw:frame draw:style-name="CodeBox" svg:width="31.8700cm" svg:height="13.5500cm" svg:x="1.0000cm" svg:y="4.0000cm">
          <draw:text-box>
            <text:p text:style-name="PCode"># If you edit /etc/NetworkManager/system-connections/ directly
sudo nmcli connection reload

# Activate the updated connection
sudo nmcli connection up "&lt;connection-name&gt;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nmcli Profiles at Scale</text:p>
          </draw:text-box>
        </draw:frame>
        <draw:frame draw:style-name="TransBox" svg:width="31.8700cm" svg:height="13.5500cm" svg:x="1.0000cm" svg:y="4.0000cm">
          <draw:text-box>
            <text:p text:style-name="PBullet">✓  Connection profile deep-dive: A connection profile is a configuration file in</text:p>
            <text:p text:style-name="PBullet">✓  All important nmcli properties</text:p>
            <text:p text:style-name="PBullet">✓  Multiple IP addresses on one interface: Or add one at a time:</text:p>
            <text:p text:style-name="PBullet">✓  Multiple routes (policy routing intro)</text:p>
            <text:p text:style-name="PBullet">✓  Create profiles via nmcli batch (scripting)</text:p>
            <text:p text:style-name="PBullet">✓  Manage profiles with Ansible (RHEL System Roles)</text:p>
            <text:p text:style-name="PBullet">✓  Reload profiles after manual keyfile edit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